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tracked-changes>
        <text:changed-region xml:id="ct139964273106968" text:id="ct139964273106968">
          <text:deletion>
            <office:change-info>
              <dc:creator>Denis Kotlar</dc:creator>
              <dc:date>2019-07-11T08:46:00</dc:date>
            </office:change-info>
            <text:p text:style-name="P1">PSU</text:p>
          </text:deletion>
        </text:changed-region>
        <text:changed-region xml:id="ct139964273108120" text:id="ct139964273108120">
          <text:insertion>
            <office:change-info>
              <dc:creator>Denis Kotlar</dc:creator>
              <dc:date>2019-07-11T08:46:00</dc:date>
            </office:change-info>
          </text:insertion>
        </text:changed-region>
        <text:changed-region xml:id="ct139964273107928" text:id="ct139964273107928">
          <text:deletion>
            <office:change-info>
              <dc:creator>Denis Kotlar</dc:creator>
              <dc:date>2019-07-11T08:46:00</dc:date>
            </office:change-info>
            <text:p text:style-name="P1">over the </text:p>
          </text:deletion>
        </text:changed-region>
        <text:changed-region xml:id="ct139964273107352" text:id="ct139964273107352">
          <text:deletion>
            <office:change-info>
              <dc:creator>Denis Kotlar</dc:creator>
              <dc:date>2019-07-11T08:46:00</dc:date>
            </office:change-info>
            <text:p text:style-name="P1"><text:s/>interface</text:p>
          </text:deletion>
        </text:changed-region>
        <text:changed-region xml:id="ct139964273107544" text:id="ct139964273107544">
          <text:insertion>
            <office:change-info>
              <dc:creator>Denis Kotlar</dc:creator>
              <dc:date>2019-07-11T08:46:00</dc:date>
            </office:change-info>
          </text:insertion>
        </text:changed-region>
        <text:changed-region xml:id="ct139964265172752" text:id="ct139964265172752">
          <text:format-change>
            <office:change-info>
              <dc:creator>Denis Kotlar</dc:creator>
              <dc:date>2019-07-03T10:53:00</dc:date>
            </office:change-info>
          </text:format-change>
        </text:changed-region>
        <text:changed-region xml:id="ct139964265168912" text:id="ct139964265168912">
          <text:insertion>
            <office:change-info>
              <dc:creator>Denis Kotlar</dc:creator>
              <dc:date>2019-07-01T18:29:00</dc:date>
            </office:change-info>
          </text:insertion>
        </text:changed-region>
        <text:changed-region xml:id="ct139964271996680" text:id="ct139964271996680">
          <text:insertion>
            <office:change-info>
              <dc:creator>Denis Kotlar</dc:creator>
              <dc:date>2019-07-03T10:52:00</dc:date>
            </office:change-info>
          </text:insertion>
        </text:changed-region>
        <text:changed-region xml:id="ct139964271996488" text:id="ct139964271996488">
          <text:insertion>
            <office:change-info>
              <dc:creator>Denis Kotlar</dc:creator>
              <dc:date>2019-07-03T10:53:00</dc:date>
            </office:change-info>
          </text:insertion>
        </text:changed-region>
        <text:changed-region xml:id="ct139964271996296" text:id="ct139964271996296">
          <text:insertion>
            <office:change-info>
              <dc:creator>Denis Kotlar</dc:creator>
              <dc:date>2020-09-18T17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581111988532602442" text:style-name="Outline">
        <text:list-item>
          <text:h text:style-name="P3" text:outline-level="1">Subsystem command reference</text:h>
        </text:list-item>
      </text:list>
      <text:p text:style-name="P1">This section summarizes the Standard Commands for Programmable Instruments (SCPI) available to program the <text:change text:change-id="ct139964273106968"/><text:change-start text:change-id="ct139964273108120"/>BB3<text:change-end text:change-id="ct139964273108120"/> <text:change text:change-id="ct139964273107928"/>remote<text:change text:change-id="ct139964273107352"/><text:change-start text:change-id="ct139964273107544"/>ly<text:change-end text:change-id="ct139964273107544"/>.</text:p>
      <text:list xml:id="list7600857128804088958" text:style-name="List_20_1">
        <text:list-item>
          <text:p text:style-name="List_20_1_20_Start"><text:a xlink:type="simple" xlink:href="https://www.envox.hr/eez/eez-bench-box-3/bb3-scpi-reference-manual/5-subsystem-command-reference/bb3-scpi-abort.html" text:style-name="Internet_20_link" text:visited-style-name="Visited_20_Internet_20_Link">ABORt</text:a></text:p>
        </text:list-item>
        <text:list-item>
          <text:p text:style-name="List_20_1"><text:a xlink:type="simple" xlink:href="https://www.envox.hr/eez/eez-bench-box-3/bb3-scpi-reference-manual/5-subsystem-command-reference/bb3-scpi-calibration.html" text:style-name="Internet_20_link" text:visited-style-name="Visited_20_Internet_20_Link">CALibration</text:a></text:p>
        </text:list-item>
        <text:list-item>
          <text:p text:style-name="List_20_1"><text:a xlink:type="simple" xlink:href="https://www.envox.hr/eez/eez-bench-box-3/bb3-scpi-reference-manual/5-subsystem-command-reference/bb3-scpi-diagnostic.html" text:style-name="Internet_20_link" text:visited-style-name="Visited_20_Internet_20_Link">DIAGnostic</text:a></text:p>
        </text:list-item>
        <text:list-item>
          <text:p text:style-name="List_20_1"><text:a xlink:type="simple" xlink:href="https://www.envox.hr/eez/eez-bench-box-3/bb3-scpi-reference-manual/5-subsystem-command-reference/bb3-scpi-display.html" text:style-name="Internet_20_link" text:visited-style-name="Visited_20_Internet_20_Link">DISPlay</text:a></text:p>
        </text:list-item>
        <text:list-item>
          <text:p text:style-name="List_20_1"><text:a xlink:type="simple" xlink:href="https://www.envox.hr/eez/eez-bench-box-3/bb3-scpi-reference-manual/5-subsystem-command-reference/bb3-scpi-fetch.html" text:style-name="Internet_20_link" text:visited-style-name="Visited_20_Internet_20_Link">FETCh</text:a> (<text:change-start text:change-id="ct139964265172752"/><text:span text:style-name="T1">not implemented yet</text:span><text:change-end text:change-id="ct139964265172752"/>)<text:change-start text:change-id="ct139964265168912"/></text:p>
        </text:list-item>
        <text:list-item>
          <text:p text:style-name="List_20_1"><text:a xlink:type="simple" xlink:href="https://www.envox.hr/eez/eez-bench-box-3/bb3-scpi-reference-manual/5-subsystem-command-reference/bb3-scpi-hcopy.html" text:style-name="Internet_20_link" text:visited-style-name="Visited_20_Internet_20_Link">HCOPY</text:a><text:change-end text:change-id="ct139964265168912"/><text:change-start text:change-id="ct139964271996680"/> (<text:span text:style-name="T1">not implemented </text:span><text:change-end text:change-id="ct139964271996680"/><text:change-start text:change-id="ct139964271996488"/><text:span text:style-name="T1">yet</text:span>)<text:change-end text:change-id="ct139964271996488"/></text:p>
        </text:list-item>
        <text:list-item>
          <text:p text:style-name="List_20_1"><text:a xlink:type="simple" xlink:href="https://www.envox.hr/eez/eez-bench-box-3/bb3-scpi-reference-manual/5-subsystem-command-reference/bb3-scpi-initiate.html" text:style-name="Internet_20_link" text:visited-style-name="Visited_20_Internet_20_Link">INITiate</text:a></text:p>
        </text:list-item>
        <text:list-item>
          <text:p text:style-name="List_20_1"><text:a xlink:type="simple" xlink:href="https://www.envox.hr/eez/eez-bench-box-3/bb3-scpi-reference-manual/5-subsystem-command-reference/bb3-scpi-instrument.html" text:style-name="Internet_20_link" text:visited-style-name="Visited_20_Internet_20_Link">INSTrument</text:a></text:p>
        </text:list-item>
        <text:list-item>
          <text:p text:style-name="List_20_1"><text:a xlink:type="simple" xlink:href="https://www.envox.hr/eez/eez-bench-box-3/bb3-scpi-reference-manual/5-subsystem-command-reference/bb3-scpi-measure.html" text:style-name="Internet_20_link" text:visited-style-name="Visited_20_Internet_20_Link">MEASure</text:a></text:p>
        </text:list-item>
        <text:list-item>
          <text:p text:style-name="List_20_1"><text:a xlink:type="simple" xlink:href="https://www.envox.hr/eez/eez-bench-box-3/bb3-scpi-reference-manual/5-subsystem-command-reference/bb3-scpi-memory.html" text:style-name="Internet_20_link" text:visited-style-name="Visited_20_Internet_20_Link">MEMory</text:a></text:p>
        </text:list-item>
        <text:list-item>
          <text:p text:style-name="List_20_1"><text:a xlink:type="simple" xlink:href="https://www.envox.hr/eez/eez-bench-box-3/bb3-scpi-reference-manual/5-subsystem-command-reference/bb3-scpi-mmemory.html" text:style-name="Internet_20_link" text:visited-style-name="Visited_20_Internet_20_Link">MMEMory</text:a></text:p>
        </text:list-item>
        <text:list-item>
          <text:p text:style-name="List_20_1"><text:a xlink:type="simple" xlink:href="https://www.envox.hr/eez/eez-bench-box-3/bb3-scpi-reference-manual/5-subsystem-command-reference/bb3-scpi-output.html" text:style-name="Internet_20_link" text:visited-style-name="Visited_20_Internet_20_Link">OUTPut</text:a><text:change-start text:change-id="ct139964271996296"/></text:p>
        </text:list-item>
        <text:list-item>
          <text:p text:style-name="List_20_1"><text:a xlink:type="simple" xlink:href="https://www.envox.hr/eez/eez-bench-box-3/bb3-scpi-reference-manual/5-subsystem-command-reference/bb3-scpi-route.html" text:style-name="Internet_20_link" text:visited-style-name="Visited_20_Internet_20_Link">ROUTe</text:a><text:change-end text:change-id="ct139964271996296"/></text:p>
        </text:list-item>
        <text:list-item>
          <text:p text:style-name="List_20_1"><text:a xlink:type="simple" xlink:href="https://www.envox.hr/eez/eez-bench-box-3/bb3-scpi-reference-manual/5-subsystem-command-reference/bb3-scpi-sense.html" text:style-name="Internet_20_link" text:visited-style-name="Visited_20_Internet_20_Link">SENSe</text:a></text:p>
        </text:list-item>
        <text:list-item>
          <text:p text:style-name="List_20_1"><text:a xlink:type="simple" xlink:href="https://www.envox.hr/eez/eez-bench-box-3/bb3-scpi-reference-manual/5-subsystem-command-reference/bb3-scpi-source.html" text:style-name="Internet_20_link" text:visited-style-name="Visited_20_Internet_20_Link">SOURce</text:a></text:p>
        </text:list-item>
        <text:list-item>
          <text:p text:style-name="List_20_1"><text:a xlink:type="simple" xlink:href="https://www.envox.hr/eez/eez-bench-box-3/bb3-scpi-reference-manual/5-subsystem-command-reference/bb3-scpi-status.html" text:style-name="Internet_20_link" text:visited-style-name="Visited_20_Internet_20_Link">STATus</text:a></text:p>
        </text:list-item>
        <text:list-item>
          <text:p text:style-name="List_20_1"><text:a xlink:type="simple" xlink:href="https://www.envox.hr/eez/eez-bench-box-3/bb3-scpi-reference-manual/5-subsystem-command-reference/bb3-scpi-system.html" text:style-name="Internet_20_link" text:visited-style-name="Visited_20_Internet_20_Link">SYSTem</text:a></text:p>
        </text:list-item>
        <text:list-item>
          <text:p text:style-name="List_20_1_20_End"><text:a xlink:type="simple" xlink:href="https://www.envox.hr/eez/eez-bench-box-3/bb3-scpi-reference-manual/5-subsystem-command-reference/bb3-scpi-trigger.html" text:style-name="Internet_20_link" text:visited-style-name="Visited_20_Internet_20_Link">TRIGger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lr-tb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 Subsystem command reference</text:titl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5. Subsystem command reference</dc:title>
    <meta:document-statistic meta:table-count="0" meta:image-count="0" meta:object-count="0" meta:page-count="1" meta:paragraph-count="28" meta:word-count="71" meta:character-count="389"/>
    <meta:user-defined meta:name="WebPublish_HTML_Profile">EEZ (HTML)</meta:user-defined>
    <meta:user-defined meta:name="WebPublish_Post_AdditionalCategories">10</meta:user-defined>
    <meta:user-defined meta:name="WebPublish_Post_Id">126</meta:user-defined>
    <meta:user-defined meta:name="WebPublish_Post_PrimaryCategory">15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